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8bc2" officeooo:paragraph-rsid="001e8bc2"/>
    </style:style>
    <style:style style:name="P2" style:family="paragraph" style:parent-style-name="Standard" style:list-style-name="L2">
      <style:text-properties officeooo:rsid="001e8bc2" officeooo:paragraph-rsid="001e8bc2"/>
    </style:style>
    <style:style style:name="P3" style:family="paragraph" style:parent-style-name="Standard" style:list-style-name="L3">
      <style:text-properties officeooo:rsid="001e8bc2" officeooo:paragraph-rsid="001e8bc2"/>
    </style:style>
    <style:style style:name="P4" style:family="paragraph" style:parent-style-name="Standard">
      <style:text-properties officeooo:paragraph-rsid="001e8bc2"/>
    </style:style>
    <style:style style:name="T1" style:family="text">
      <style:text-properties officeooo:rsid="001e8bc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 пользователя должно быть три варианта:</text:p>
      <text:list xml:id="list3212286098" text:style-name="L2">
        <text:list-item>
          <text:p text:style-name="P2">Начать квиз</text:p>
        </text:list-item>
        <text:list-item>
          <text:p text:style-name="P2">Выйти из квиза</text:p>
        </text:list-item>
        <text:list-item>
          <text:p text:style-name="P2">Начать квиз на время</text:p>
        </text:list-item>
      </text:list>
      <text:p text:style-name="P1"><text:tab/></text:p>
      <text:p text:style-name="P4"><text:span text:style-name="T1">Задача состоит в том, чтобы пользователю выводился вопрос, а он вводит ответ. За каждый правильный ответ ему начисляется один балл. После того, как квиз закончится, пользователю нужно вывести:</text:span></text:p>
      <text:list xml:id="list1509573632" text:style-name="L3">
        <text:list-item>
          <text:p text:style-name="P3">Его баллы</text:p>
        </text:list-item>
        <text:list-item>
          <text:p text:style-name="P3">Время затраченное на квиз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24T01:11:47.908443807</meta:creation-date>
    <dc:date>2020-07-24T01:16:20.363676043</dc:date>
    <meta:editing-duration>PT4M38S</meta:editing-duration>
    <meta:editing-cycles>1</meta:editing-cycles>
    <meta:document-statistic meta:table-count="0" meta:image-count="0" meta:object-count="0" meta:page-count="1" meta:paragraph-count="8" meta:word-count="54" meta:character-count="322" meta:non-whitespace-character-count="279"/>
    <meta:generator>LibreOffice/6.3.5.2$Linux_X86_64 LibreOffice_project/30$Build-2</meta:generator>
  </office:meta>
</office:document-meta>
</file>